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Standard">
      <style:paragraph-properties fo:background-color="transparent">
        <style:background-image/>
      </style:paragraph-properties>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Heading">
      <style:text-properties fo:font-style="normal" style:font-style-asian="normal" style:font-style-complex="normal"/>
    </style:style>
    <style:style style:name="P7" style:family="paragraph" style:parent-style-name="Standard" style:list-style-name="L1">
      <style:paragraph-properties fo:background-color="#c0c0c0">
        <style:background-image/>
      </style:paragraph-properties>
    </style:style>
    <style:style style:name="P8" style:family="paragraph" style:parent-style-name="Standard" style:list-style-name="L1">
      <style:paragraph-properties fo:background-color="transparent">
        <style:background-image/>
      </style:paragraph-properties>
    </style:style>
    <style:style style:name="P9" style:family="paragraph" style:parent-style-name="Heading">
      <style:paragraph-properties fo:break-before="page"/>
    </style:style>
    <style:style style:name="P10" style:family="paragraph" style:parent-style-name="Text_20_body" style:list-style-name="L1"/>
    <style:style style:name="P11" style:family="paragraph" style:parent-style-name="Text_20_body" style:list-style-name="L2">
      <style:text-properties fo:font-style="normal" style:font-style-asian="normal" style:font-style-complex="normal"/>
    </style:style>
    <style:style style:name="P12"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3">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3">NLTK</text:p>
      <text:p text:style-name="P4">The Natural Language Toolkit is a suite of libraries designed for natural language processing, convenient for matching students' courses and equivalents between HEI's.</text:p>
      <text:p text:style-name="P4"/>
      <text:p text:style-name="P4"/>
      <text:p text:style-name="P4"/>
      <text:p text:style-name="Heading"><text:soft-page-break/>JavaScript</text:p>
      <text:p text:style-name="P4">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4"/>
      <text:p text:style-name="P3">jQuery</text:p>
      <text:p text:style-name="P4">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1598492920" text:style-name="L1">
        <text:list-item>
          <text:p text:style-name="P10">In a fresh installation, the developer would start by creating a copy of the SourceForge repository and subsequent directory structure and files, using the following command:</text:p>
          <text:p text:style-name="P7">git clone git://mutworange.git.sourceforge.net/gitroot/mutworange/mutworange</text:p>
          <text:p text:style-name="P8"/>
        </text:list-item>
        <text:list-item>
          <text:p text:style-name="P8">After making changes to the code, the developer would issue a commit:</text:p>
          <text:p text:style-name="P7">git commit -a -m “fixed a bug in the X package”</text:p>
          <text:p text:style-name="P8">Those changes would be saved locally.</text:p>
        </text:list-item>
        <text:list-item>
          <text:p text:style-name="P8">After making sure the code changes worked, the developer can share the changes with the team:</text:p>
          <text:p text:style-name="P7">git push origin master</text:p>
          <text:p text:style-name="P8">Those changes would be merged with the central repository</text:p>
        </text:list-item>
        <text:list-item>
          <text:p text:style-name="P8">When new code changed are pushed to the central repository, the user can fetch them using the command:</text:p>
          <text:p text:style-name="P7">git pull</text:p>
          <text:p text:style-name="P8">This fetches the latest changes to the code and merges them with your current local work.</text:p>
        </text:list-item>
      </text:list>
      <text:p text:style-name="P1"><text:soft-page-break/></text:p>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1">milestone-1 </text:span><text:span text:style-name="T2">or </text:span><text:span text:style-name="T1">release-1.2 </text:span><text:span text:style-name="T2">would correspond to a point were code development stopped and is ready to be deployed to the servers.</text:span></text:p>
      <text:p text:style-name="P2"/>
      <text:p text:style-name="P5">Source code management systems ensure that a team of developers keeps track of their work in an effective and efficient way.</text:p>
      <text:p text:style-name="P5"/>
      <text:p text:style-name="P6">Eclipse / NetBeans</text:p>
      <text:p text:style-name="P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12" text:outline-level="3">Other Tools</text:h>
      <text:p text:style-name="P6">Total Validator</text:p>
      <text:p text:style-name="Text_20_body"><text:span text:style-name="T2">Total Validator</text:span><text:span text:style-name="T2"><text:note text:id="ftn9" text:note-class="footnote"><text:note-citation>9</text:note-citation><text:note-body><text:p text:style-name="Footnote">http://www.totalvalidator.com/</text:p></text:note-body></text:note></text:span><text:span text:style-name="T2"> is a cross-platform application designed to validate Web Sites against established W3C</text:span><text:span text:style-name="T2"><text:note text:id="ftn10" text:note-class="footnote"><text:note-citation>10</text:note-citation><text:note-body><text:p text:style-name="Footnote">http://en.wikipedia.org/wiki/W3c</text:p></text:note-body></text:note></text:span><text:span text:style-name="T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5"/>
      <text:p text:style-name="P6">Delivery</text:p>
      <text:p text:style-name="P5">This application tries to make Javascript files smaller by removing comments, spaces and new lines to provide faster downloads by the Web Browsers.</text:p>
      <text:p text:style-name="P5"/>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p text:style-name="Text_20_body"/>
      <text:p text:style-name="Text_20_body"/>
      <text:p text:style-name="P9">Cacoo</text:p>
      <text:p text:style-name="Text_20_body">Cacoo<text:note text:id="ftn0"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1"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12" text:outline-level="3">Conventions</text:h>
      <text:p text:style-name="P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Text_20_body"><text:span text:style-name="T2">Other conventions were merely determined for development comprehension of the team. While editing code the team member would have to follow a series of guidelines to </text:span><text:span text:style-name="T2">ensure that everyone could understand his code when reading it. Some of these conventions were:</text:span></text:p>
      <text:list xml:id="list1967310952" text:style-name="L2">
        <text:list-item>
          <text:p text:style-name="P11">using UpperCamelCase on object class names</text:p>
        </text:list-item>
        <text:list-item>
          <text:p text:style-name="P11">using lowerCamelCase on class methods</text:p>
        </text:list-item>
        <text:list-item>
          <text:p text:style-name="P11">documenting classes and methods using PHPDoc</text:p>
        </text:list-item>
        <text:list-item>
          <text:p text:style-name="P11">keep the code lines to a 80 character minimum, the excess code would be put in the following lines</text:p>
        </text:list-item>
        <text:list-item>
          <text:p text:style-name="P11">opening brackets in the first line of the code statement</text:p>
        </text:list-item>
      </text:list>
      <text:p text:style-name="P5">These conventions ensured the whole team understood each other and understood what was being develope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true" style:page-number="auto"/>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15T15:21:29</dc:date>
    <meta:generator>LibreOffice/3.4$Unix LibreOffice_project/340m1$Build-12</meta:generator>
    <meta:editing-duration>PT3H55M</meta:editing-duration>
    <meta:editing-cycles>74</meta:editing-cycles>
    <meta:document-statistic meta:table-count="0" meta:image-count="0" meta:object-count="0" meta:page-count="5" meta:paragraph-count="0" meta:word-count="1493" meta:character-count="9871" meta:non-whitespace-character-count="8478"/>
  </office:meta>
</office:document-meta>
</file>